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Lucida Sans Unicode', Arial, Verdana, Helvetica, sans-serif"/>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6590" officeooo:paragraph-rsid="001b6590"/>
    </style:style>
    <style:style style:name="P2" style:family="paragraph" style:parent-style-name="Standard">
      <style:text-properties fo:font-weight="bold" officeooo:rsid="001c8c83" officeooo:paragraph-rsid="001c8c83" style:font-weight-asian="bold" style:font-weight-complex="bold"/>
    </style:style>
    <style:style style:name="P3" style:family="paragraph" style:parent-style-name="Standard">
      <style:text-properties fo:font-weight="bold" officeooo:rsid="00224c3f" officeooo:paragraph-rsid="00224c3f" style:font-weight-asian="bold" style:font-weight-complex="bold"/>
    </style:style>
    <style:style style:name="P4" style:family="paragraph" style:parent-style-name="Standard">
      <style:text-properties fo:font-weight="bold" officeooo:rsid="002a67d6" officeooo:paragraph-rsid="002a67d6" style:font-weight-asian="bold" style:font-weight-complex="bold"/>
    </style:style>
    <style:style style:name="P5" style:family="paragraph" style:parent-style-name="Standard">
      <style:text-properties fo:font-weight="bold" officeooo:rsid="004cba46" officeooo:paragraph-rsid="004cba46" style:font-weight-asian="bold" style:font-weight-complex="bold"/>
    </style:style>
    <style:style style:name="P6" style:family="paragraph" style:parent-style-name="Standard">
      <style:text-properties fo:font-weight="bold" officeooo:rsid="005184b2" officeooo:paragraph-rsid="005184b2" style:font-weight-asian="bold" style:font-weight-complex="bold"/>
    </style:style>
    <style:style style:name="P7" style:family="paragraph" style:parent-style-name="Standard">
      <style:text-properties officeooo:rsid="00297adc" officeooo:paragraph-rsid="00297adc"/>
    </style:style>
    <style:style style:name="P8" style:family="paragraph" style:parent-style-name="Standard">
      <style:text-properties fo:font-weight="normal" officeooo:rsid="003c5f04" officeooo:paragraph-rsid="003abf6b" style:font-weight-asian="normal" style:font-weight-complex="normal"/>
    </style:style>
    <style:style style:name="P9" style:family="paragraph" style:parent-style-name="Standard">
      <style:text-properties fo:font-weight="normal" officeooo:rsid="00349f73" officeooo:paragraph-rsid="00349f73" style:font-weight-asian="normal" style:font-weight-complex="normal"/>
    </style:style>
    <style:style style:name="P10" style:family="paragraph" style:parent-style-name="Standard">
      <style:text-properties fo:font-weight="normal" officeooo:rsid="005184b2" officeooo:paragraph-rsid="005184b2" style:font-weight-asian="normal" style:font-weight-complex="normal"/>
    </style:style>
    <style:style style:name="P11" style:family="paragraph" style:parent-style-name="Standard">
      <style:text-properties officeooo:rsid="004749cf" officeooo:paragraph-rsid="004749cf"/>
    </style:style>
    <style:style style:name="P12" style:family="paragraph" style:parent-style-name="Standard">
      <style:text-properties officeooo:rsid="004a1566" officeooo:paragraph-rsid="004a1566"/>
    </style:style>
    <style:style style:name="P13" style:family="paragraph" style:parent-style-name="Text_20_body">
      <style:text-properties fo:font-variant="normal" fo:text-transform="none" fo:color="#333333" style:font-name="Verdana" fo:font-size="9.75pt" fo:letter-spacing="normal" fo:font-style="normal" fo:font-weight="normal" officeooo:rsid="001b6590" officeooo:paragraph-rsid="001b6590"/>
    </style:style>
    <style:style style:name="P14" style:family="paragraph" style:parent-style-name="Text_20_body">
      <style:text-properties fo:font-weight="bold" officeooo:rsid="005184b2" officeooo:paragraph-rsid="005184b2" style:font-weight-asian="bold" style:font-weight-complex="bold"/>
    </style:style>
    <style:style style:name="P15" style:family="paragraph" style:parent-style-name="Text_20_body">
      <style:paragraph-properties fo:text-align="start" style:justify-single-word="false" fo:orphans="2" fo:widows="2"/>
      <style:text-properties officeooo:rsid="00536f1d" officeooo:paragraph-rsid="00536f1d"/>
    </style:style>
    <style:style style:name="P16" style:family="paragraph" style:parent-style-name="Table_20_Contents">
      <style:text-properties officeooo:rsid="004a1566" officeooo:paragraph-rsid="004a1566"/>
    </style:style>
    <style:style style:name="P17" style:family="paragraph" style:parent-style-name="Table_20_Contents">
      <style:paragraph-properties fo:text-align="center" style:justify-single-word="false"/>
      <style:text-properties fo:font-weight="bold" officeooo:rsid="004a1566" officeooo:paragraph-rsid="004a1566" style:font-weight-asian="bold" style:font-weight-complex="bold"/>
    </style:style>
    <style:style style:name="P18" style:family="paragraph" style:parent-style-name="Standard" style:list-style-name="L2">
      <style:text-properties officeooo:rsid="00224c3f" officeooo:paragraph-rsid="00224c3f"/>
    </style:style>
    <style:style style:name="P19" style:family="paragraph" style:parent-style-name="Standard" style:list-style-name="L2">
      <style:text-properties officeooo:rsid="0023d2bc" officeooo:paragraph-rsid="0023d2bc"/>
    </style:style>
    <style:style style:name="P20" style:family="paragraph" style:parent-style-name="Standard" style:list-style-name="L2">
      <style:text-properties officeooo:rsid="00297adc" officeooo:paragraph-rsid="00297adc"/>
    </style:style>
    <style:style style:name="P21" style:family="paragraph" style:parent-style-name="Standard" style:list-style-name="L2">
      <style:text-properties officeooo:rsid="00436fbf" officeooo:paragraph-rsid="00436fbf"/>
    </style:style>
    <style:style style:name="P22" style:family="paragraph" style:parent-style-name="Standard" style:list-style-name="L2">
      <style:text-properties officeooo:rsid="004749cf" officeooo:paragraph-rsid="004749cf"/>
    </style:style>
    <style:style style:name="P23" style:family="paragraph" style:parent-style-name="Standard" style:list-style-name="L2">
      <style:text-properties officeooo:rsid="004e97cf" officeooo:paragraph-rsid="004e97cf"/>
    </style:style>
    <style:style style:name="P24" style:family="paragraph" style:parent-style-name="Standard" style:list-style-name="L3">
      <style:text-properties fo:font-weight="bold" officeooo:rsid="002cf7a4" officeooo:paragraph-rsid="002cf7a4" style:font-weight-asian="bold" style:font-weight-complex="bold"/>
    </style:style>
    <style:style style:name="P25" style:family="paragraph" style:parent-style-name="Standard" style:list-style-name="L3">
      <style:text-properties fo:font-weight="normal" officeooo:rsid="00349f73" officeooo:paragraph-rsid="00349f73" style:font-weight-asian="normal" style:font-weight-complex="normal"/>
    </style:style>
    <style:style style:name="P26" style:family="paragraph" style:parent-style-name="Standard" style:list-style-name="L3">
      <style:text-properties fo:font-weight="normal" officeooo:rsid="004cc619" officeooo:paragraph-rsid="004cc619" style:font-weight-asian="normal" style:font-weight-complex="normal"/>
    </style:style>
    <style:style style:name="P27" style:family="paragraph" style:parent-style-name="Standard" style:list-style-name="L5">
      <style:text-properties officeooo:paragraph-rsid="001c8c83"/>
    </style:style>
    <style:style style:name="P28" style:family="paragraph" style:parent-style-name="Text_20_body" style:list-style-name="L1">
      <style:paragraph-properties fo:orphans="2" fo:widows="2"/>
      <style:text-properties fo:font-variant="normal" fo:text-transform="none" fo:color="#333333" style:font-name="Verdana" fo:font-size="10pt" fo:letter-spacing="normal" fo:font-style="normal" fo:font-weight="normal"/>
    </style:style>
    <style:style style:name="P29" style:family="paragraph" style:parent-style-name="Text_20_body" style:list-style-name="L4">
      <style:paragraph-properties fo:text-align="start" style:justify-single-word="false" fo:orphans="2" fo:widows="2"/>
    </style:style>
    <style:style style:name="P30" style:family="paragraph" style:parent-style-name="Text_20_body" style:list-style-name="L1">
      <style:paragraph-properties fo:margin-top="0cm" fo:margin-bottom="0cm" loext:contextual-spacing="false" fo:orphans="2" fo:widows="2"/>
      <style:text-properties fo:font-variant="normal" fo:text-transform="none" fo:color="#333333" style:font-name="Verdana" fo:font-size="10pt" fo:letter-spacing="normal" fo:font-style="normal" fo:font-weight="normal"/>
    </style:style>
    <style:style style:name="P31" style:family="paragraph" style:parent-style-name="Text_20_body" style:list-style-name="L4">
      <style:paragraph-properties fo:margin-top="0cm" fo:margin-bottom="0cm" loext:contextual-spacing="false" fo:text-align="start" style:justify-single-word="false" fo:orphans="2" fo:widows="2"/>
    </style:style>
    <style:style style:name="T1" style:family="text">
      <style:text-properties officeooo:rsid="001c8c83"/>
    </style:style>
    <style:style style:name="T2" style:family="text">
      <style:text-properties fo:font-weight="bold"/>
    </style:style>
    <style:style style:name="T3" style:family="text">
      <style:text-properties officeooo:rsid="002a0216"/>
    </style:style>
    <style:style style:name="T4" style:family="text">
      <style:text-properties fo:font-weight="normal" style:font-weight-asian="normal" style:font-weight-complex="normal"/>
    </style:style>
    <style:style style:name="T5" style:family="text">
      <style:text-properties fo:font-weight="normal" officeooo:rsid="002fbea3" style:font-weight-asian="normal" style:font-weight-complex="normal"/>
    </style:style>
    <style:style style:name="T6" style:family="text">
      <style:text-properties fo:font-weight="normal" officeooo:rsid="0032fcd0" style:font-weight-asian="normal" style:font-weight-complex="normal"/>
    </style:style>
    <style:style style:name="T7" style:family="text">
      <style:text-properties officeooo:rsid="002fbea3"/>
    </style:style>
    <style:style style:name="T8" style:family="text">
      <style:text-properties officeooo:rsid="0032fcd0"/>
    </style:style>
    <style:style style:name="T9" style:family="text">
      <style:text-properties officeooo:rsid="0035809f"/>
    </style:style>
    <style:style style:name="T10" style:family="text">
      <style:text-properties officeooo:rsid="003769a4"/>
    </style:style>
    <style:style style:name="T11" style:family="text">
      <style:text-properties officeooo:rsid="004880a0"/>
    </style:style>
    <style:style style:name="T12" style:family="text">
      <style:text-properties officeooo:rsid="00494fb8"/>
    </style:style>
    <style:style style:name="T13" style:family="text">
      <style:text-properties officeooo:rsid="004af41d"/>
    </style:style>
    <style:style style:name="T14" style:family="text">
      <style:text-properties officeooo:rsid="004db1c1"/>
    </style:style>
    <style:style style:name="T15" style:family="text">
      <style:text-properties officeooo:rsid="00507e9b"/>
    </style:style>
    <style:style style:name="T16" style:family="text">
      <style:text-properties fo:font-variant="normal" fo:text-transform="none" fo:color="#000000" style:font-name="Lucida Grande" fo:font-size="12pt" fo:letter-spacing="normal" fo:font-style="normal" fo:font-weight="normal"/>
    </style:style>
    <style:style style:name="T17" style:family="text">
      <style:text-properties fo:font-variant="normal" fo:text-transform="none" fo:color="#222222" style:font-name="Lucida Grande" fo:font-size="12pt" fo:letter-spacing="normal" fo:font-style="normal" fo:font-weight="normal"/>
    </style:style>
    <style:style style:name="T18" style:family="text">
      <style:text-properties fo:font-variant="normal" fo:text-transform="none" fo:color="#222222" style:font-name="Lucida Grande" fo:font-size="12pt" fo:letter-spacing="normal" fo:font-style="normal" fo:font-weight="bold" style:font-weight-asian="bold" style:font-weight-complex="bold"/>
    </style:style>
    <style:style style:name="T19" style:family="text">
      <style:text-properties officeooo:rsid="0055709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cution time: Done using library</text:p>
      <text:p text:style-name="P1">Memory size: done using library</text:p>
      <text:p text:style-name="P1">lines of code: manually</text:p>
      <text:p text:style-name="P1"/>
      <text:p text:style-name="P13">The performance gains from using threads can be substantial when done properly and in the right problem context, but can it be even better? You should consider the following when analyzing your program for potential bottlenecks:</text:p>
      <text:list xml:id="list54894699" text:style-name="L1">
        <text:list-item>
          <text:p text:style-name="P30"><text:span text:style-name="T2">Lock granularity</text:span> - How "big" (coarse) or "small" (fine) are your mutexes? Do they lock your whole structure or fields of a structure? The more fine-grained you make your locks, the more concurrency you can gain, but at the cost of more overhead and potential deadlocks.</text:p>
        </text:list-item>
        <text:list-item>
          <text:p text:style-name="P30"><text:span text:style-name="T2">Lock ordering</text:span> - Make sure your locks are always locked in an agreed order (if they are not, make sure you take steps to rectify situations where locks are obtained in an out-of-order fashion, e.g. by using trylock/unlock calls).</text:p>
        </text:list-item>
        <text:list-item>
          <text:p text:style-name="P30"><text:span text:style-name="T2">Lock frequency</text:span> - Are you locking too often? Locking at unnecessary times? Reduce such occurences to fully exploit concurrency and reduce synchronization overhead.</text:p>
        </text:list-item>
        <text:list-item>
          <text:p text:style-name="P30"><text:span text:style-name="T2">Critical sections</text:span> - This has been mentioned before, but you should take extra steps to minimize critical sections which can be potentially large bottlenecks.</text:p>
        </text:list-item>
        <text:list-item>
          <text:p text:style-name="P30"><text:span text:style-name="T2">Worker thread pool</text:span> - If you are using a Boss/Worker thread model, make sure you pre-allocate your threads instead of creating threads on demand. It doesn't matter to the user how long it took your server to initialize, it only matters how fast it processes his or her request!</text:p>
        </text:list-item>
        <text:list-item>
          <text:p text:style-name="P30"><text:span text:style-name="T2">Contention scope </text:span>- Do your threads perform better when they are in contention with all of the system's processes? Or do they perform better when individually scheduled by the thread library itself? Only experimentation can give you the answers.</text:p>
        </text:list-item>
        <text:list-item>
          <text:p text:style-name="P30"><text:span text:style-name="T2">Scheduling class</text:span> - We have not touched on this topic, but changing the thread scheduling class from FIFO to RR can give better response times. But is this what you really want? Refer to Nichols or Lewis book for more information on thread scheduling classes.</text:p>
        </text:list-item>
        <text:list-item>
          <text:p text:style-name="P28"><text:span text:style-name="T2">Too many threads?</text:span> - At what point are there too many threads? Can it serverely impact and degrade performance? Again, only experimentation will give you the real answers to this question.</text:p>
        </text:list-item>
      </text:list>
      <text:p text:style-name="P3">Tools confirmed for checking:</text:p>
      <text:list xml:id="list3814793713" text:style-name="L2">
        <text:list-item>
          <text:p text:style-name="P18">Junit for concurrent java testing- <text:span text:style-name="T3">Added to Eclipse</text:span></text:p>
        </text:list-item>
        <text:list-item>
          <text:p text:style-name="P19">Java path finder that tests for concurrent program – <text:span text:style-name="T3">Not coming </text:span></text:p>
        </text:list-item>
        <text:list-item>
          <text:p text:style-name="P20">CPAchecker for C – <text:span text:style-name="T10">working fine with C can also do multithreaded programming but there was a problem doing it. But not working now not working for all.</text:span></text:p>
        </text:list-item>
        <text:list-item>
          <text:p text:style-name="P21">Cpp checker- installed it but don’t know how to implement it.</text:p>
        </text:list-item>
        <text:list-item>
          <text:p text:style-name="P21">Clang – <text:span text:style-name="T15">working fine with c</text:span>.</text:p>
        </text:list-item>
        <text:list-item>
          <text:p text:style-name="P22">Code MR analysis- For java working fine in <text:span text:style-name="T12">windows but not working in linux.</text:span></text:p>
        </text:list-item>
        <text:list-item>
          <text:p text:style-name="P23">Spotbugs- for java working fine.</text:p>
        </text:list-item>
      </text:list>
      <text:p text:style-name="P11"/>
      <text:p text:style-name="P12">Final working:</text:p>
      <text:p text:style-name="P12"/>
      <table:table table:name="Table1" table:style-name="Table1">
        <table:table-column table:style-name="Table1.A"/>
        <table:table-column table:style-name="Table1.B"/>
        <table:table-row>
          <table:table-cell table:style-name="Table1.A1" office:value-type="string">
            <text:p text:style-name="P17">Java programming</text:p>
          </table:table-cell>
          <table:table-cell table:style-name="Table1.B1" office:value-type="string">
            <text:p text:style-name="P17">C programming</text:p>
          </table:table-cell>
        </table:table-row>
        <table:table-row>
          <table:table-cell table:style-name="Table1.A2" office:value-type="string">
            <text:p text:style-name="P16">Spot bugs and code MR analysis<text:span text:style-name="T13">(on windows)</text:span> are working fine.</text:p>
          </table:table-cell>
          <table:table-cell table:style-name="Table1.B2" office:value-type="string">
            <text:p text:style-name="P16">Clang <text:span text:style-name="T14">and Cpa checker(will be installed later)</text:span></text:p>
          </table:table-cell>
        </table:table-row>
      </table:table>
      <text:p text:style-name="P12"/>
      <text:p text:style-name="P7"/>
      <text:p text:style-name="P4"><text:soft-page-break/>How to compile in CPA checker:</text:p>
      <text:p text:style-name="P4"/>
      <text:list xml:id="list2561853277" text:style-name="L3">
        <text:list-item>
          <text:p text:style-name="P24"><text:span text:style-name="T4">Get inside the CPA checker</text:span> cd CPAchecker-1.9.1-unix/</text:p>
        </text:list-item>
        <text:list-item>
          <text:p text:style-name="P24"><text:span text:style-name="T5">In the same directory type this command</text:span><text:span text:style-name="T7"> “</text:span>./scripts/cpa.sh -predicateAnalysis doc/examples/example.c” <text:span text:style-name="T6">doc/examples/example.c is the path where file is present</text:span><text:span text:style-name="T8">.</text:span></text:p>
        </text:list-item>
        <text:list-item>
          <text:p text:style-name="P25">Before using the CPAchecker remove the preprocessive directives <text:span text:style-name="T9">like #include &lt;stdio.h&gt; and all.</text:span></text:p>
        </text:list-item>
      </text:list>
      <text:p text:style-name="P9"/>
      <text:p text:style-name="P5">Spotbugs excecution:</text:p>
      <text:list xml:id="list84829533808734" text:continue-numbering="true" text:style-name="L3">
        <text:list-header>
          <text:p text:style-name="P26">Right click on the project and see spot bugs then click find bugs and after sometime click open analysis result.</text:p>
          <text:p text:style-name="P26"/>
        </text:list-header>
      </text:list>
      <text:p text:style-name="P6">Working with clang:</text:p>
      <text:p text:style-name="P14"><text:span text:style-name="Teletype"><text:span text:style-name="T16">clang --help</text:span></text:span></text:p>
      <text:list xml:id="list2328585995" text:style-name="L4">
        <text:list-item>
          <text:p text:style-name="P31"><text:span text:style-name="Teletype"><text:span text:style-name="T16">clang file.c -fsyntax-only</text:span></text:span><text:span text:style-name="T17"> (check for correctness)</text:span></text:p>
        </text:list-item>
        <text:list-item>
          <text:p text:style-name="P31"><text:span text:style-name="Teletype"><text:span text:style-name="T16">clang file.c -S -emit-llvm -o -</text:span></text:span><text:span text:style-name="T17"> (print out unoptimized llvm code)</text:span></text:p>
        </text:list-item>
        <text:list-item>
          <text:p text:style-name="P31"><text:span text:style-name="Teletype"><text:span text:style-name="T16">clang file.c -S -emit-llvm -o - -O3</text:span></text:span></text:p>
        </text:list-item>
        <text:list-item>
          <text:p text:style-name="P29"><text:span text:style-name="Teletype"><text:span text:style-name="T16">clang file.c -S -O3 -o -</text:span></text:span><text:span text:style-name="T17"> (output native machine code)</text:span></text:p>
        </text:list-item>
      </text:list>
      <text:p text:style-name="P15"><text:span text:style-name="T17">for compiling pthread program in terminal using clang use this </text:span><text:span text:style-name="T18">clang pthread.c -pthread</text:span></text:p>
      <text:p text:style-name="P10"/>
      <text:p text:style-name="P8"/>
      <text:p text:style-name="P2">References:</text:p>
      <text:list xml:id="list2323013877" text:style-name="L5">
        <text:list-item>
          <text:p text:style-name="P27"><text:a xlink:type="simple" xlink:href="https://randu.org/tutorials/threads/#performance" text:style-name="Internet_20_link" text:visited-style-name="Visited_20_Internet_20_Link"><text:span text:style-name="T1">https://randu.org/tutorials/threads/#performance</text:span></text:a></text:p>
        </text:list-item>
        <text:list-item>
          <text:p text:style-name="P27"><text:a xlink:type="simple" xlink:href="https://github.com/javapathfinder/jpf-core/wiki/Eclipse-Plugin" text:style-name="Internet_20_link" text:visited-style-name="Visited_20_Internet_20_Link">https://github.com/javapathfinder/jpf-core/wiki/Eclipse-Plugin</text:a></text:p>
        </text:list-item>
        <text:list-item>
          <text:p text:style-name="P27"><text:a xlink:type="simple" xlink:href="https://github.com/javapathfinder/jpf-core/wiki/eclipse-jpf" text:style-name="Internet_20_link" text:visited-style-name="Visited_20_Internet_20_Link">https://github.com/javapathfinder/jpf-core/wiki/eclipse-jpf</text:a></text:p>
        </text:list-item>
        <text:list-item>
          <text:p text:style-name="P27"><text:a xlink:type="simple" xlink:href="https://en.wikipedia.org/wiki/List_of_model_checking_tools" text:style-name="Internet_20_link" text:visited-style-name="Visited_20_Internet_20_Link">https://en.wikipedia.org/wiki/List_of_model_checking_tools</text:a></text:p>
        </text:list-item>
        <text:list-item>
          <text:p text:style-name="P27"><text:a xlink:type="simple" xlink:href="https://sosy-lab.gitlab.io/research/tutorials/CPAchecker/Installation.html#instcpalinux" text:style-name="Internet_20_link" text:visited-style-name="Visited_20_Internet_20_Link">https://sosy-lab.gitlab.io/research/tutorials/CPAchecker/Installation.html#instcpalinux</text:a></text:p>
        </text:list-item>
        <text:list-item>
          <text:p text:style-name="P27"><text:a xlink:type="simple" xlink:href="https://github.com/sosy-lab/cpachecker/blob/trunk/README.md" text:style-name="Internet_20_link" text:visited-style-name="Visited_20_Internet_20_Link">https://github.com/sosy-lab/cpachecker/blob/trunk/README.md</text:a></text:p>
        </text:list-item>
        <text:list-item>
          <text:p text:style-name="P27"><text:a xlink:type="simple" xlink:href="https://clang.llvm.org/get_started.html" text:style-name="Internet_20_link" text:visited-style-name="Visited_20_Internet_20_Link">https://clang.llvm.org/get_started.html</text:a> <text:s/><text:span text:style-name="T11">= Cland installations</text:span></text:p>
        </text:list-item>
        <text:list-item>
          <text:p text:style-name="P27"><text:a xlink:type="simple" xlink:href="https://www.viva64.com/en/t/0074/" text:style-name="Internet_20_link" text:visited-style-name="Visited_20_Internet_20_Link">https://www.viva64.com/en/t/0074/</text:a> <text:s text:c="2"/><text:span text:style-name="T11">== Static analysis tools</text:span></text:p>
        </text:list-item>
        <text:list-item>
          <text:p text:style-name="P27"><text:a xlink:type="simple" xlink:href="http://frama-c.com/download/user-manual-20.0-Calcium.pdf" text:style-name="Internet_20_link" text:visited-style-name="Visited_20_Internet_20_Link">http://frama-c.com/download/user-manual-20.0-Calcium.pdf</text:a> <text:span text:style-name="T19">= frama C gui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Lucida Sans Unicode', Arial, Verdana, Helvetica, sans-serif"/>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7:45:57.074190199</meta:creation-date>
    <meta:generator>LibreOffice/6.0.7.3$Linux_X86_64 LibreOffice_project/00m0$Build-3</meta:generator>
    <dc:date>2020-05-22T08:48:23.442844661</dc:date>
    <meta:editing-duration>PT11H40M44S</meta:editing-duration>
    <meta:editing-cycles>50</meta:editing-cycles>
    <meta:document-statistic meta:table-count="1" meta:image-count="0" meta:object-count="0" meta:page-count="2" meta:paragraph-count="49" meta:word-count="626" meta:character-count="4138" meta:non-whitespace-character-count="3587"/>
  </office:meta>
</office:document-meta>
</file>